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4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111c0a" officeooo:paragraph-rsid="00111c0a" style:font-size-asian="12pt" style:font-name-complex="Times New Roman1" style:font-size-complex="12pt"/>
    </style:style>
    <style:style style:name="P6" style:family="paragraph" style:parent-style-name="List_20_Paragraph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List_20_Paragraph">
      <style:paragraph-properties fo:margin-top="0.423cm" fo:margin-bottom="0.282cm" loext:contextual-spacing="false" fo:text-align="justify" style:justify-single-word="false"/>
    </style:style>
    <style:style style:name="P8" style:family="paragraph" style:parent-style-name="Standard" style:master-page-name="Standard">
      <style:paragraph-properties style:page-number="auto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9" style:family="paragraph" style:parent-style-name="List_20_Paragraph" style:list-style-name="WWNum3">
      <style:paragraph-properties fo:text-align="justify" style:justify-single-word="false"/>
    </style:style>
    <style:style style:name="P10" style:family="paragraph" style:parent-style-name="List_20_Paragraph" style:list-style-name="WWNum3">
      <style:paragraph-properties fo:text-align="justify" style:justify-single-word="false"/>
      <style:text-properties style:font-name="Times New Roman" fo:font-size="12pt" officeooo:rsid="0010c131" officeooo:paragraph-rsid="0010c131" style:font-size-asian="12pt" style:font-name-complex="Times New Roman1" style:font-size-complex="12pt"/>
    </style:style>
    <style:style style:name="P11" style:family="paragraph" style:parent-style-name="List_20_Paragraph">
      <style:paragraph-properties fo:text-align="justify" style:justify-single-word="false"/>
      <style:text-properties style:font-name="Times New Roman" fo:font-size="12pt" officeooo:rsid="0010c131" officeooo:paragraph-rsid="0010c131" style:font-size-asian="12pt" style:font-name-complex="Times New Roman1" style:font-size-complex="12pt"/>
    </style:style>
    <style:style style:name="P12" style:family="paragraph" style:parent-style-name="List_20_Paragraph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3" style:family="paragraph" style:parent-style-name="List_20_Paragraph">
      <style:paragraph-properties fo:text-align="justify" style:justify-single-word="false"/>
      <style:text-properties style:font-name="Times New Roman" fo:font-size="12pt" officeooo:rsid="00142428" officeooo:paragraph-rsid="00142428" style:font-size-asian="12pt" style:font-name-complex="Times New Roman1" style:font-size-complex="12pt"/>
    </style:style>
    <style:style style:name="P14" style:family="paragraph" style:parent-style-name="List_20_Paragraph">
      <style:text-properties style:font-name="Courier New" fo:font-size="12pt" style:font-size-asian="12pt" style:font-name-complex="Courier New1" style:font-size-complex="12pt"/>
    </style:style>
    <style:style style:name="P15" style:family="paragraph" style:parent-style-name="List_20_Paragraph">
      <style:paragraph-properties fo:margin-left="0.635cm" fo:margin-right="0cm" fo:text-indent="0cm" style:auto-text-indent="false"/>
    </style:style>
    <style:style style:name="P16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1558e9" officeooo:paragraph-rsid="001602af" style:font-size-asian="12pt" style:font-name-complex="Times New Roman1" style:font-size-complex="12pt"/>
    </style:style>
    <style:style style:name="P19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1558e9" officeooo:paragraph-rsid="0016e63b" style:font-size-asian="12pt" style:font-name-complex="Times New Roman1" style:font-size-complex="12pt"/>
    </style:style>
    <style:style style:name="P20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1558e9" officeooo:paragraph-rsid="0021edfe" style:font-size-asian="12pt" style:font-name-complex="Times New Roman1" style:font-size-complex="12pt"/>
    </style:style>
    <style:style style:name="P21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paragraph-rsid="001602af" style:font-size-asian="12pt" style:font-name-complex="Times New Roman1" style:font-size-complex="12pt"/>
    </style:style>
    <style:style style:name="P22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paragraph-rsid="0016e63b" style:font-size-asian="12pt" style:font-name-complex="Times New Roman1" style:font-size-complex="12pt"/>
    </style:style>
    <style:style style:name="P23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paragraph-rsid="00188d33" style:font-size-asian="12pt" style:font-name-complex="Times New Roman1" style:font-size-complex="12pt"/>
    </style:style>
    <style:style style:name="P24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188d33" officeooo:paragraph-rsid="00188d33" style:font-size-asian="12pt" style:font-name-complex="Times New Roman1" style:font-size-complex="12pt"/>
    </style:style>
    <style:style style:name="P25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1a8e8c" officeooo:paragraph-rsid="001a8e8c" style:font-size-asian="12pt" style:font-name-complex="Times New Roman1" style:font-size-complex="12pt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1a8e8c" officeooo:paragraph-rsid="0021edfe" style:font-size-asian="12pt" style:font-name-complex="Times New Roman1" style:font-size-complex="12pt"/>
    </style:style>
    <style:style style:name="P27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1ad89e" officeooo:paragraph-rsid="001ad89e" style:font-size-asian="12pt" style:font-name-complex="Times New Roman1" style:font-size-complex="12pt"/>
    </style:style>
    <style:style style:name="P28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111c0a" officeooo:paragraph-rsid="001d47bd" style:font-size-asian="12pt" style:font-name-complex="Times New Roman1" style:font-size-complex="12pt"/>
    </style:style>
    <style:style style:name="P29" style:family="paragraph" style:parent-style-name="List_20_Paragraph">
      <style:paragraph-properties fo:margin-left="0.635cm" fo:margin-right="0cm" fo:text-indent="0cm" style:auto-text-indent="false"/>
      <style:text-properties style:font-name="Times New Roman" fo:font-size="12pt" officeooo:rsid="0021edfe" officeooo:paragraph-rsid="0021edfe" style:font-size-asian="12pt" style:font-name-complex="Times New Roman1" style:font-size-complex="12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1902c5" officeooo:paragraph-rsid="001902c5" style:font-size-asian="12pt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30ba8" style:font-size-asian="12pt" style:font-name-complex="Times New Roman1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5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6" style:family="text">
      <style:text-properties style:font-name="Courier New" fo:font-size="12pt" style:font-size-asian="12pt" style:font-name-complex="Courier New1" style:font-size-complex="12pt"/>
    </style:style>
    <style:style style:name="T7" style:family="text">
      <style:text-properties officeooo:rsid="00130ba8"/>
    </style:style>
    <style:style style:name="T8" style:family="text">
      <style:text-properties officeooo:rsid="001558e9"/>
    </style:style>
    <style:style style:name="T9" style:family="text">
      <style:text-properties officeooo:rsid="001602af"/>
    </style:style>
    <style:style style:name="T10" style:family="text">
      <style:text-properties officeooo:rsid="0016e63b"/>
    </style:style>
    <style:style style:name="T11" style:family="text">
      <style:text-properties officeooo:rsid="001886f9"/>
    </style:style>
    <style:style style:name="T12" style:family="text">
      <style:text-properties officeooo:rsid="00188d33"/>
    </style:style>
    <style:style style:name="T13" style:family="text">
      <style:text-properties officeooo:rsid="001902c5"/>
    </style:style>
    <style:style style:name="T14" style:family="text">
      <style:text-properties officeooo:rsid="001a8e8c"/>
    </style:style>
    <style:style style:name="T15" style:family="text">
      <style:text-properties officeooo:rsid="001c4c8b"/>
    </style:style>
    <style:style style:name="T16" style:family="text">
      <style:text-properties officeooo:rsid="0010c131"/>
    </style:style>
    <style:style style:name="T17" style:family="text">
      <style:text-properties officeooo:rsid="0021ed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inal Project Report Contents and Project Grading Information</text:p>
      <text:list xml:id="list3015717347" text:style-name="WWNum3">
        <text:list-item>
          <text:p text:style-name="P9"><text:span text:style-name="T2">Describe </text:span><text:span text:style-name="T4">briefly</text:span><text:span text:style-name="T2">, but </text:span><text:span text:style-name="T4">informatively</text:span><text:span text:style-name="T2">, an implementation decision you made (i.e., where the implementation details were not specified in the requirements) in two (2) of the final project parts (not including part 2 because it required no independent decisions).</text:span></text:p>
          <text:p text:style-name="P10"/>
          <text:p text:style-name="P10">The tasks were not difficult to my mind. Therefore, the decisions came very quickly. There is a logic behind them and some tasks like those were met by me before. Moreover, some of them were discusse<text:span text:style-name="T9">d</text:span> with you which was also helpful. </text:p>
        </text:list-item>
      </text:list>
      <text:p text:style-name="P1"/>
      <text:list xml:id="list14705570994078" text:continue-numbering="true" text:style-name="WWNum3">
        <text:list-item>
          <text:p text:style-name="P9"><text:span text:style-name="T2">Describe </text:span><text:span text:style-name="T4">briefly</text:span><text:span text:style-name="T2">, but </text:span><text:span text:style-name="T4">informatively</text:span><text:span text:style-name="T2">, how you tested parts 1, 3, 4 and 5 to assure that you had met the requirements.</text:span></text:p>
        </text:list-item>
      </text:list>
      <text:p text:style-name="P11">I tested several cases, for example: number of clients exceeds the max, normal # of clients, only producers without consumers and vice versa, only consumers/prods which exceed the limits, <text:s/>all clients are bad or none of them bad, etc.</text:p>
      <text:p text:style-name="P13">I tested by combining your and my <text:span text:style-name="T9">binaries </text:span>in order to check do they perform in the same way. Then I use check.sh program.</text:p>
      <text:p text:style-name="P2"/>
      <text:list xml:id="list14706048609126" text:continue-numbering="true" text:style-name="WWNum3">
        <text:list-item>
          <text:p text:style-name="P9"><text:span text:style-name="T2">With the final version of the server you submit, find the parameters that allow your server to run at a steady state on your computer with the value of </text:span><text:span text:style-name="T5">MAX_LETTERS</text:span><text:span text:style-name="T1"> = 1 billion</text:span><text:span text:style-name="T2">.</text:span></text:p>
        </text:list-item>
      </text:list>
      <text:p text:style-name="P7"><text:span text:style-name="T2">For example, on my machine (this is my part 3 so there is no issue of slow clients), when running producers and consumers simultaneously, using a </text:span><text:span text:style-name="T6">BUFSIZE</text:span><text:span text:style-name="T2"> of 4K, my steady state is this:</text:span></text:p>
      <text:p text:style-name="P6"/>
      <text:p text:style-name="P14">./producers 3333 600 10.0 1 &amp;</text:p>
      <text:p text:style-name="P14">./consumers 3333 600 10.0 1 &amp;</text:p>
      <text:p text:style-name="P14"/>
      <text:p text:style-name="P21">./producers 4444 126 10.0 1 &amp;</text:p>
      <text:p text:style-name="P21">./consumers 4444 126 10.0 1 &amp; <text:s text:c="2"/></text:p>
      <text:p text:style-name="P21">./<text:span text:style-name="T8">check.sh</text:span></text:p>
      <text:p text:style-name="P21">126</text:p>
      <text:p text:style-name="P21">125</text:p>
      <text:p text:style-name="P21">1</text:p>
      <text:p text:style-name="P21">0</text:p>
      <text:p text:style-name="P18">1 was due to the time limit. BUFSIZE = 2048.</text:p>
      <text:p text:style-name="P18"/>
      <text:p text:style-name="P22">./producers 4444 <text:span text:style-name="T10">200</text:span> 10.0 <text:span text:style-name="T11">0</text:span> &amp;</text:p>
      <text:p text:style-name="P23">./consumers 4444 <text:span text:style-name="T10">200</text:span> 10.0 <text:span text:style-name="T11">0</text:span> &amp; <text:s text:c="4"/><text:span text:style-name="T8">BUFSIZE = 2048.</text:span></text:p>
      <text:p text:style-name="P22">./<text:span text:style-name="T8">check.sh</text:span></text:p>
      <text:p text:style-name="P22">20<text:span text:style-name="T11">0</text:span></text:p>
      <text:p text:style-name="P22">200</text:p>
      <text:p text:style-name="P22">0</text:p>
      <text:p text:style-name="P22">0</text:p>
      <text:p text:style-name="P22"/>
      <text:p text:style-name="P19"><text:soft-page-break/>./producers 4444 200 12.0 0 &amp;</text:p>
      <text:p text:style-name="P19">./consumers 4444 200 12.0 0 &amp; <text:s/><text:span text:style-name="T12">BS = 4096</text:span></text:p>
      <text:p text:style-name="P19">200</text:p>
      <text:p text:style-name="P19">200</text:p>
      <text:p text:style-name="P19">0</text:p>
      <text:p text:style-name="P19">0</text:p>
      <text:p text:style-name="P19"/>
      <text:p text:style-name="P19">./producers 4444 400 12.0 0 &amp;</text:p>
      <text:p text:style-name="P19">./consumers 4444 400 12.0 0 &amp; <text:s/><text:span text:style-name="T12">BS = 4096</text:span></text:p>
      <text:p text:style-name="P24">Server crashed </text:p>
      <text:p text:style-name="P24">347</text:p>
      <text:p text:style-name="P24">19</text:p>
      <text:p text:style-name="P24">0</text:p>
      <text:p text:style-name="P24">0</text:p>
      <text:p text:style-name="P19"/>
      <text:p text:style-name="P19">./producers 4444 400 10.0 0 &amp;</text:p>
      <text:p text:style-name="P19">./consumers 4444 400 10.0 0 &amp; <text:s/><text:span text:style-name="T13">BS = 4096</text:span></text:p>
      <text:p text:style-name="P30"><text:s text:c="7"/>Server crashed</text:p>
      <text:p text:style-name="P19">./check.sh</text:p>
      <text:p text:style-name="P19">377</text:p>
      <text:p text:style-name="P19">26</text:p>
      <text:p text:style-name="P19">83 <text:span text:style-name="T13">(due to exceeding max)</text:span></text:p>
      <text:p text:style-name="P19">0</text:p>
      <text:p text:style-name="P19"/>
      <text:p text:style-name="P19">./producers 4444 400 10.0 0 &amp;</text:p>
      <text:p text:style-name="P19">./consumers 4444 400 10.0 0 &amp; <text:s/><text:span text:style-name="T14">BS = 2048</text:span></text:p>
      <text:p text:style-name="P25">Server crashed again </text:p>
      <text:p text:style-name="P25">./check.sh</text:p>
      <text:p text:style-name="P25">370</text:p>
      <text:p text:style-name="P25">25</text:p>
      <text:p text:style-name="P25">64</text:p>
      <text:p text:style-name="P25">0</text:p>
      <text:p text:style-name="P25"/>
      <text:p text:style-name="P20">./producers 4444 <text:span text:style-name="T17">3</text:span>00 10.0 0 &amp;</text:p>
      <text:p text:style-name="P20">./consumers 4444 <text:span text:style-name="T17">3</text:span>00 10.0 0 &amp; <text:s/><text:span text:style-name="T14">BS = 2048</text:span></text:p>
      <text:p text:style-name="P26"><text:s/></text:p>
      <text:p text:style-name="P26">./check.sh</text:p>
      <text:p text:style-name="P26">300</text:p>
      <text:p text:style-name="P26">300</text:p>
      <text:p text:style-name="P26">0</text:p>
      <text:p text:style-name="P26">0</text:p>
      <text:p text:style-name="P27"/>
      <text:p text:style-name="P27"/>
      <text:p text:style-name="P27">MAX_LETTERS 1M</text:p>
      <text:p text:style-name="P27">./producers 4444 400 10.0 0 &amp;</text:p>
      <text:p text:style-name="P27"><text:soft-page-break/>./consumers 4444 400 10.0 0 &amp; <text:s/><text:span text:style-name="T15">BS = 2048</text:span></text:p>
      <text:p text:style-name="P27">worked well</text:p>
      <text:p text:style-name="P27"/>
      <text:p text:style-name="P27">./check.sh</text:p>
      <text:p text:style-name="P27">400</text:p>
      <text:p text:style-name="P27">400</text:p>
      <text:p text:style-name="P27">0</text:p>
      <text:p text:style-name="P27">0</text:p>
      <text:p text:style-name="P6"/>
      <text:p text:style-name="P12"/>
      <text:p text:style-name="P4"><text:tab/><text:span text:style-name="T16">.</text:span></text:p>
      <text:p text:style-name="P5"/>
      <text:p text:style-name="P28"><text:tab/>We get reject when we cannot connect to the server due to the number of clients <text:span text:style-name="T7">or their <text:tab/>types(bad/good)</text:span> . <text:span text:style-name="T7">We get BYTE_ERROR message because server can shutdown or data can be <text:tab/>corrupted. </text:span>I think that we get empty files when <text:span text:style-name="T7">clients could not connect to the server <text:tab/>because of other reasons. E.g. I faced that they could connect because they could not get <text:tab/>‘localhost’ entry or the ports are incorrect. Therefore, program stops running which kill all the <text:tab/>processes. However, I created my files. </text:span></text:p>
      <text:p text:style-name="P4"/>
      <text:p text:style-name="P15"><text:span text:style-name="T2"/></text:p>
      <text:p text:style-name="P4"/>
      <text:p text:style-name="P17">If you do parts 4 and 5, discuss the effects of slow clients and handling them. <text:s/>And if you do part 5, discuss how the statistics that you gathered gave you insights into the behavior of your server.</text:p>
      <text:p text:style-name="P3"><text:span text:style-name="T2"><text:tab/></text:span><text:span text:style-name="T3">Handling them increased the server load and 600 clients were not enough to exceed the limit because some of them were rejected due to their type. I think that statistics are helpful to debug the cod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a Rizvi</meta:initial-creator>
    <meta:editing-cycles>17</meta:editing-cycles>
    <meta:creation-date>2020-04-27T04:02:00</meta:creation-date>
    <dc:date>2020-05-05T01:23:48.249627131</dc:date>
    <dc:language>en-US</dc:language>
    <meta:editing-duration>PT2H54M55S</meta:editing-duration>
    <meta:generator>LibreOffice/6.0.7.3$Linux_X86_64 LibreOffice_project/00m0$Build-3</meta:generator>
    <meta:document-statistic meta:table-count="0" meta:image-count="0" meta:object-count="0" meta:page-count="3" meta:paragraph-count="76" meta:word-count="596" meta:character-count="3177" meta:non-whitespace-character-count="26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